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7">18.75 miles in the last week</text:p>
      <text:p text:style-name="P6"><text:soft-page-break/>Sat 10/15/16 1:26 PM - <text:span text:style-name="T1">5 miles</text:span></text:p>
      <text:p text:style-name="P8">On hilly roads, I walked ½ mile and ran ½ mile during every mile.</text:p>
      <text:p text:style-name="P8">time 1:04:22 or 12:52/mile</text:p>
      <text:p text:style-name="P8">walking pace about 14:50/mile and running pace about 10:50/mile</text:p>
      <text:p text:style-name="P8"/>
      <text:p text:style-name="P8">Sun 10/16/16 11:25 PM - <text:s/><text:span text:style-name="T1">4.8 miles</text:span></text:p>
      <text:p text:style-name="P8">1 mile mainly uphill in 11:32, total ascent 165 feet, rested 2 minutes</text:p>
      <text:p text:style-name="P8">On mainly flat roads I ran 2 miles at 9:32/mile.</text:p>
      <text:p text:style-name="P8">1 mile mainly downhill in 10:21 and walked 0.8 miles to warm down.</text:p>
      <text:p text:style-name="P8"><text:s/></text:p>
      <text:p text:style-name="P6">Mon 10/17/16 10:43 PM - <text:span text:style-name="T1">5 miles</text:span></text:p>
      <text:p text:style-name="P8">Compare this workout to the one 2 days ago.</text:p>
      <text:p text:style-name="P8">On hilly roads, I walked ½ mile and ran ½ mile during every mile.</text:p>
      <text:p text:style-name="P8">time 1:00:51 or 12:10/mile</text:p>
      <text:p text:style-name="P8">My average walking pace was 14:35/mile and my average running pace was 9:46/mile</text:p>
      <text:p text:style-name="P8"/>
      <text:p text:style-name="P8">Tues 10/18/16 <text:s/>11:41 <text:s/>AM - <text:span text:style-name="T1">4 miles</text:span></text:p>
      <text:p text:style-name="P8">1 mile to the Allegheny track in 9:29 and rested 2:30</text:p>
      <text:p text:style-name="P8">I always run wide on the track so 4 laps is a mile.</text:p>
      <text:p text:style-name="P8">I ran 2 miles on the track. I was planing on running 8:30/mi but that felt too easy.</text:p>
      <text:p text:style-name="P8">Splits: <text:s/>8:15+8:09=16:26 <text:s/>Compare to 10/13/16.</text:p>
      <text:p text:style-name="P8">walked ½ lap and jogged 3.5 laps for a warm down</text:p>
      <text:p text:style-name="P8"/>
      <text:p text:style-name="P6"><text:span text:style-name="T2">Wed 10/19/16 1:36 PM - </text:span><text:span text:style-name="T1">3 miles</text:span></text:p>
      <text:p text:style-name="P8">1 mile to the Allegheny track in 10:25 and rested 2:00</text:p>
      <text:p text:style-name="P8">1 mile on the track without shoes in 8:53 and rested 1:00</text:p>
      <text:p text:style-name="P8">½ mile with shoes in 4:10</text:p>
      <text:p text:style-name="P8">½ mile walk in 8:10</text:p>
      <text:p text:style-name="P8"/>
      <text:p text:style-name="P8">Thur 10/20/16 11:50 AM - <text:span text:style-name="T1">5.25 miles</text:span></text:p>
      <text:p text:style-name="P6">I ran 5 miles on hilly roads averaging 9:28/mile with the last mile in 8:35.</text:p>
      <text:p text:style-name="P6">walked ¼ mile to warm dow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20T16:41:55.01</dc:date>
    <dc:creator>James Lombardi</dc:creator>
    <meta:editing-duration>PT3H31M11S</meta:editing-duration>
    <meta:editing-cycles>19</meta:editing-cycles>
    <meta:generator>OpenOffice/4.1.2$Win32 OpenOffice.org_project/412m3$Build-9782</meta:generator>
    <meta:document-statistic meta:table-count="0" meta:image-count="0" meta:object-count="0" meta:page-count="2" meta:paragraph-count="66" meta:word-count="655" meta:character-count="3122"/>
  </office:meta>
</office:document-meta>
</file>